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le of the different UML digrams</text:h>
      <text:h text:style-name="Heading_20_2" text:outline-level="2">Use case diagrams</text:h>
      <text:p text:style-name="Text_20_body">Formally represent the business functionnality implemente in the site</text:p>
      <text:h text:style-name="Heading_20_2" text:outline-level="2">Navigation diagrams</text:h>
      <text:p text:style-name="Standard"/>
      <text:p text:style-name="Standard">Formally represent all the possible path between the main display page of the site (proposed to the user)</text:p>
      <text:p text:style-name="Standard">Represent the dynamic sequences of displa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21T09:30:43</meta:creation-date>
    <dc:creator>vincent</dc:creator>
    <dc:date>2009-01-21T11:10:46</dc:date>
    <meta:editing-cycles>2</meta:editing-cycles>
    <meta:editing-duration>PT1H4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4" meta:character-count="285"/>
  </office:meta>
</office:document-meta>
</file>